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7ef" officeooo:paragraph-rsid="0019a7ef"/>
    </style:style>
    <style:style style:name="P2" style:family="paragraph" style:parent-style-name="Standard">
      <style:text-properties officeooo:rsid="001a9b10" officeooo:paragraph-rsid="001a9b10"/>
    </style:style>
    <style:style style:name="P3" style:family="paragraph" style:parent-style-name="Standard">
      <style:text-properties officeooo:rsid="001b78a4" officeooo:paragraph-rsid="001b78a4"/>
    </style:style>
    <style:style style:name="P4" style:family="paragraph" style:parent-style-name="Standard">
      <style:text-properties fo:font-weight="bold" officeooo:rsid="0019a7ef" officeooo:paragraph-rsid="0019a7ef" style:font-weight-asian="bold" style:font-weight-complex="bold"/>
    </style:style>
    <style:style style:name="T1" style:family="text">
      <style:text-properties officeooo:rsid="001c8fce"/>
    </style:style>
    <style:style style:name="T2" style:family="text">
      <style:text-properties officeooo:rsid="001e2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elect</text:span>.c documentation:</text:p>
      <text:p text:style-name="P1"/>
      <text:p text:style-name="P3">The program outputs graph of runtime heap sort <text:span text:style-name="T2">selection</text:span> vs <text:span text:style-name="T2">linear time </text:span>selection <text:span text:style-name="T2">using kth order statistics</text:span> on screen and also outputs png file 'heap_<text:span text:style-name="T1">kthorder_select.</text:span>png'.</text:p>
      <text:p text:style-name="P3"/>
      <text:p text:style-name="P3">Development environment:</text:p>
      <text:p text:style-name="P1">1. Development machine OS: Linux Ubuntu 12.04</text:p>
      <text:p text:style-name="P1">2. Compiler used: GNU C compiler</text:p>
      <text:p text:style-name="P1">3. Package for plotting figure: Gnuplot</text:p>
      <text:p text:style-name="P2">4. Programming language : C</text:p>
      <text:p text:style-name="P1"/>
      <text:p text:style-name="P1">Compile commmand:</text:p>
      <text:p text:style-name="P1">gcc -o <text:span text:style-name="T1">select</text:span> <text:span text:style-name="T1">select</text:span>.c</text:p>
      <text:p text:style-name="P1"/>
      <text:p text:style-name="P1">Usage:</text:p>
      <text:p text:style-name="P2">./<text:span text:style-name="T1">select</text:span> outfile.tx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2:36:13.193223785</meta:creation-date>
    <dc:date>2015-02-10T13:57:49.857906113</dc:date>
    <meta:editing-duration>PT1H2M2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62" meta:character-count="427" meta:non-whitespace-character-count="376"/>
  </office:meta>
</office:document-meta>
</file>